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2000001F3E0B2BED4B838F160.png" manifest:media-type="image/png"/>
  <manifest:file-entry manifest:full-path="Pictures/10000000000002E800000246C91C4A959F568C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86cm" svg:height="5.33cm" svg:x="3.6cm" svg:y="1.8cm">
          <draw:image xlink:href="Pictures/1000000000000282000001F3E0B2BED4B838F160.png" xlink:type="simple" xlink:show="embed" xlink:actuate="onLoad" loext:mime-type="image/png">
            <text:p/>
          </draw:image>
        </draw:frame>
        <draw:frame draw:style-name="gr2" draw:text-style-name="P2" draw:layer="layout" svg:width="6.83cm" svg:height="5.33cm" svg:x="3.57cm" svg:y="8.27cm">
          <draw:image xlink:href="Pictures/10000000000002E800000246C91C4A959F568CC0.png" xlink:type="simple" xlink:show="embed" xlink:actuate="onLoad" loext:mime-type="image/png">
            <text:p/>
          </draw:image>
        </draw:frame>
        <draw:frame draw:style-name="gr1" draw:text-style-name="P1" draw:layer="layout" svg:width="6.86cm" svg:height="5.33cm" svg:x="16.8cm" svg:y="1.8cm">
          <draw:image xlink:href="Pictures/1000000000000282000001F3E0B2BED4B838F160.png" xlink:type="simple" xlink:show="embed" xlink:actuate="onLoad" loext:mime-type="image/png">
            <text:p/>
          </draw:image>
        </draw:frame>
        <draw:frame draw:style-name="gr2" draw:text-style-name="P2" draw:layer="layout" svg:width="6.83cm" svg:height="5.33cm" svg:x="16.8cm" svg:y="8.4cm">
          <draw:image xlink:href="Pictures/10000000000002E800000246C91C4A959F568CC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6.83cm" svg:height="5.33cm" svg:x="10.2cm" svg:y="1.34cm">
          <draw:image xlink:href="Pictures/10000000000002E800000246C91C4A959F568CC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1T11:43:34.794000000</meta:creation-date>
    <dc:date>2020-09-12T10:43:08.101000000</dc:date>
    <meta:editing-duration>PT6M42S</meta:editing-duration>
    <meta:editing-cycles>3</meta:editing-cycles>
    <meta:generator>LibreOffice/6.4.2.2$Windows_x86 LibreOffice_project/4e471d8c02c9c90f512f7f9ead8875b57fcb1ec3</meta:generator>
    <meta:document-statistic meta:object-count="30"/>
  </office:meta>
</office:document-meta>
</file>